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2WebSocketClient.execute( URI url , HttpHeaders requestHeaders , WebSocke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actorNetty2WebSocketClient.ReactorNetty2WebSock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WebSocketClient.ReactorNetty2WebSocketClient( HttpClient http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WebSocketClient.getHtt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WebSocketClient.ReactorNetty2WebSocketClient( HttpClient httpClient , Supplier &lt; WebsocketClientSpec . Builder &gt; builder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orNetty2WebSocketClient.toHttpHeaders( WebsocketInbound inb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orNetty2WebSocketClient.buildSpec( @ Nullable String protoco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ctorNetty2WebSocketClient.getWebsocketClient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WebSocketClient.setNettyHeaders( HttpHeaders httpHeaders , io . netty5 . handler . codec . http . headers . HttpHeaders netty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WebSocketClient.execute( URI url , WebSocke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